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Heading_20_1">
      <style:paragraph-properties fo:text-align="center" style:justify-single-word="false"/>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iscussion sur le projet Lapi.net</text:h>
      <text:h text:style-name="Heading_20_1" text:outline-level="1">Points s'appuyant sur le cours</text:h>
      <text:h text:style-name="Heading_20_2" text:outline-level="2">Risques</text:h>
      <text:p text:style-name="Text_20_body">→ reprise des exemples p12</text:p>
      <text:list xml:id="list1136839300" text:style-name="L1">
        <text:list-item>
          <text:p text:style-name="P1">taille : petit mais peu de modules à exclure / modules essentiels au fonctionnement global</text:p>
        </text:list-item>
        <text:list-item>
          <text:p text:style-name="P1">difficulté technique : retard dans l'acquisition des bases de php et MySQL. Couvrir plusieurs versions de différents navigateurs, donc plusieurs versions de html/CSS. Compatibilité du site free avec php5 (résolu : .php ou .php5). Accès en test à une base MySQL en local (webetu)</text:p>
        </text:list-item>
        <text:list-item>
          <text:p text:style-name="P1">degré d'intégration : LAMP est très commun mais la configuration de php et apache n'est guère accessible chez free, sauf avec un .htaccess certainement bridé. La question des versions disponibles de php et MySQL se posent aussi. Ces logiciels sont globalement disponibles, donc le risque n'est pas là, et s'il est possible de déterminer la configuration chez free et d'y faire fonctionner le site, alors il doit être possible de le porter sur une autre plateforme *AMP en la configurant (via un .htaccess dans le pire des cas) de la même manière. Côté versions cela peut ne pas être gérable (obsolescence de commandes, etc.)</text:p>
        </text:list-item>
        <text:list-item>
          <text:p text:style-name="P1">configuration organisationnel : lourdeur des procédures de participation et décision (cf. cours ? → Une longue réunion est-elle une bonne méthode passé le début ? Comment bien communiquer et avancer en étant pas tous sur le même lieu en même temps et en travaillant plutôt chez soi le soir ?</text:p>
        </text:list-item>
        <text:list-item>
          <text:p text:style-name="P1">Changement : rejet du site ? À priori non. Changement ? Pas plus si on s'en tient aux fonctionnalités centrales.</text:p>
        </text:list-item>
        <text:list-item>
          <text:p text:style-name="P1">Instabilité de l'équipe : bien petit-déjeuner (pour éviter la perte de connaissance !). Sinon le risque majeur est la sixième roue du carosse qui risque de se faire la malle en cours de route !</text:p>
        </text:list-item>
      </text:list>
      <text:h text:style-name="Heading_20_2" text:outline-level="2">Stratégie de développement (p13)</text:h>
      <text:list xml:id="list807907852" text:style-name="L2">
        <text:list-item>
          <text:p text:style-name="P2">quel modèle de développement choisi ? Par le manque de temps (et parce qu'il vient à la mode) je serai partisan d'un modèle RAD/Agile. Mais l'industrie semblant plus enclin au modèle en V, celui en W pourrait permettre de commencer le développement avant de le reprendre plus correctement.</text:p>
        </text:list-item>
        <text:list-item>
          <text:p text:style-name="P2">Dispositif de coordination : le svn existe. Reste à bien définir sa structure et que chacun s'y connecte avec les outils qu'il veut. Peut-on aussi définir comment le reste des échanges de documents et de la communication doit se faire ? Rappel : il y a eu qq soucis de boites pleines cette semaine donc s'en méfier. D'un autre côté, les outils svn (différences entre versions) ne marchent que sur du texte brut (exit .odt, .pdf et .doc !) ce qui limite la lisibilité des documents. Devrait-on les écrire/convertir en html pour allier les deux ? Plus généralement quels formats d'échanges pour ces documents (.odt, .pdf, .doc, gantt) ? → risques. Côté documentation (p29), elle est en place sur le svn et le site.</text:p>
        </text:list-item>
        <text:list-item>
          <text:p text:style-name="P2">modalité de <text:s/>participation : je suppose qu'il s'agit de la charge qui a été définie pour chacun il y a 15j ? Peut-être faut-il la revoir après les précisions de jeudi ?</text:p>
        </text:list-item>
        <text:list-item>
          <text:p text:style-name="P2">Dispositif de contrôle : Gantt + Planning. Il faut <text:s/>penser à les mettre en ligne, et à les définir « finement ». Il faut définir quels objectifs se fixer.</text:p>
        </text:list-item>
      </text:list>
      <text:h text:style-name="Heading_20_2" text:outline-level="2">Plan de développement</text:h>
      <text:p text:style-name="Text_20_body">→ « Il permet à chaque membre de pouvoir commencer à travailler  »</text:p>
      <text:p text:style-name="Text_20_body">Il est bien avancé. Doit-on y définir le rôle de chaque personne dans les ressources ? Il faut juste y ajouter le planning et des références (html, css, php, mysql, validation, forum, cours en ligne, etc.) ; ce dernier point n'est pas très long et compliqué, je pense qu'on a chacun un paquet de liens à ce sujet. On pourrait les trier par importance, pertinence, utilisation. En dehors des délivrables html du zip fourni en cours, qu'y a-t-il d'autre ? Un simple lien vers cette adresse suffit ?</text:p>
      <text:h text:style-name="Heading_20_2" text:outline-level="2">Définition des besoins</text:h>
      <text:p text:style-name="Text_20_body">Côté fonctionnel, c'est bien avancé. Il ne reste qu'à décrire plus précisément les fonctionnalités, non ? </text:p>
      <text:p text:style-name="Text_20_body">Côté non fonctionnel qu'attend-on ? (on peut peut-être déjà parcourir le cours suivant ?). Je verrais( cf.cours) :</text:p>
      <text:list xml:id="list1934315640" text:style-name="L3">
        <text:list-item>
          <text:p text:style-name="P3">site free : php4/5, MySQL 5, configuration limitée. Cible : firefox/chrome/safari/opera sous quelle version (html4 ou 5, CSS2 ou 3) ? + javacript (version ?) et ajax.</text:p>
        </text:list-item>
        <text:list-item>
          <text:p text:style-name="P3">sécurité de la partie membre : qu'on ne puisse pas y accéder sans être connecté (par exemple via un lien direct conservé). Idem côté injection MySQL et php (session et conversion automatique des paramètres de requête).</text:p>
        </text:list-item>
        <text:list-item>
          <text:p text:style-name="P3"><text:soft-page-break/>Fiabilité : minimiser les bug. Côté accès, cela reste tributaire de free. Donc pas trop de pub pour ne pas trop attirer de public !</text:p>
        </text:list-item>
        <text:list-item>
          <text:p text:style-name="P3">Facilité : primordial. Fonctions principales rapides d'accès. Navigation en peu de clics. Éventuellement résumés (nouveaux messages, membres connectés, etc.) dans la colonne de droite</text:p>
        </text:list-item>
        <text:list-item>
          <text:p text:style-name="P3">esthétique : cela semble aussi primordial pour que le site soit attractif. Agréable à l'œil, unité du graphisme, navigation et informations majeures bien visibles.</text:p>
        </text:list-item>
        <text:list-item>
          <text:p text:style-name="P3">Algorithme particulier : il y a bien la croissance de population des <text:span text:style-name="Emphasis">lapins</text:span> selon une suite de <text:span text:style-name="Emphasis">Fibonacci</text:span> et l'<text:span text:style-name="Emphasis">algorithme</text:span> de Floyd (dit du lièvre et de la <text:span text:style-name="Emphasis">tortue</text:span><text:span text:style-name="Emphasis"><text:span text:style-name="T1">), mais je ne vois pas très bien à quoi les utiliser ; à part pour éviter un dépassement de capacité de la base ou les chiots qui sont les parents de leur parents (…) je n'en voit pas l'intérêt.</text:span></text:span></text:p>
        </text:list-item>
        <text:list-item>
          <text:p text:style-name="P3"><text:span text:style-name="Emphasis"><text:span text:style-name="T1">Plate-forme cible : LAMP (free), MySQL 5.x, PHP à choisir, Apache et Linux à définir</text:span></text:span></text:p>
        </text:list-item>
        <text:list-item>
          <text:p text:style-name="P3"><text:span text:style-name="Emphasis"><text:span text:style-name="T1">plate-forme de développement : WAMP et LAMP. Perso j'ai MySQL 5.1.67, PHP semble la 5.3.2 sous Ubuntu.</text:span></text:span></text:p>
        </text:list-item>
        <text:list-item>
          <text:p text:style-name="P3"><text:span text:style-name="Emphasis"><text:span text:style-name="T1">Lexique : faut-il redéfinir tous ces langages et acronymes ? Site, internet, serveur, et les fonctionnalités d'un site de rencontre (chat, forum, profil, etc.) ?</text:span></text:span></text:p>
        </text:list-item>
      </text:list>
      <text:h text:style-name="Heading_20_1" text:outline-level="1"><text:span text:style-name="Emphasis"><text:span text:style-name="T1">Conception/architecture</text:span></text:span></text:h>
      <text:p text:style-name="Text_20_body"><text:span text:style-name="Emphasis"><text:span text:style-name="T1">→ avant de suivre le document du cours. Permet un découpage du projet et de définir certains besoins et de répartir le travail.</text:span></text:span></text:p>
      <text:p text:style-name="Text_20_body"><text:span text:style-name="Emphasis"><text:span text:style-name="T1">Un schéma valant mieux qu'un long discours, voir decoupage.ods dans documents. C'est le schéma de la semaine passée en feuille de calcul que chacun peut lire et modifier (nb : sos OpenOffice, Affichage &gt; Barres d'outils &gt; Dessin fourni quelques bases pour dessiner un diagramme).</text:span></text:span></text:p>
      <text:p text:style-name="Text_20_body"><text:span text:style-name="Emphasis"><text:span text:style-name="T1">J'ai déposé un autre fichier, structure_discussion.ods, qui montre un schéma de structure des éléments d'un forum et de la messagerie (sans s'occuper des membres, gérés séparément). Je ne pense pas avoir fait d'erreur conceptuelle et dans ce cas on trouve une grande similitude entre les deux. Si c'est bien le cas cela devrait permettre de gagner du temps en n'ayant qu'un gestionnaire du cœur pour les deux, la couche superficielle et l'affichage étant propre à chacun.</text:span></text:span></text:p>
      <text:p text:style-name="Text_20_body"><text:span text:style-name="Emphasis"><text:span text:style-name="T1">L'idée est que l'un est l'autre sont une collection de discussions, chacune ayant des attributs qui la caractérise, dont une collection de messages ayant eux mêmes leur propres attributs dont le message suivant (vive les listes chaînées !). Hormis quelques attributs présents ou pas ou qui changent de sens selon qu'on est dans un forum ou une messagerie, le cœur reste le même ; c'est-à-dire :</text:span></text:span></text:p>
      <text:list xml:id="list330193416" text:style-name="L4">
        <text:list-item>
          <text:p text:style-name="P4"><text:span text:style-name="Emphasis"><text:span text:style-name="T1">récupérer les fils de discussion</text:span></text:span></text:p>
        </text:list-item>
        <text:list-item>
          <text:p text:style-name="P4"><text:span text:style-name="Emphasis"><text:span text:style-name="T1">identifier les messages d'un fil</text:span></text:span></text:p>
        </text:list-item>
        <text:list-item>
          <text:p text:style-name="P4"><text:span text:style-name="Emphasis"><text:span text:style-name="T1">identifier l'ordre des messages</text:span></text:span></text:p>
        </text:list-item>
        <text:list-item>
          <text:p text:style-name="P4"><text:span text:style-name="Emphasis"><text:span text:style-name="T1">récupérer tous les attributs propre à chacun de ces éléments.</text:span></text:span></text:p>
        </text:list-item>
      </text:list>
      <text:p text:style-name="Text_20_body"><text:span text:style-name="Emphasis"><text:span text:style-name="T1">La similitude vient sans doute que pour moi :</text:span></text:span></text:p>
      <text:list xml:id="list947013371" text:style-name="L5">
        <text:list-item>
          <text:p text:style-name="P5"><text:span text:style-name="Emphasis"><text:span text:style-name="T1">les messages d'un forum se suivent chronologiquement sans qu'il y ait des branches de réponses à un précédent message, celle-ci pouvant apparaître très loin du message d'origine.</text:span></text:span></text:p>
        </text:list-item>
        <text:list-item>
          <text:p text:style-name="P5"><text:span text:style-name="Emphasis"><text:span text:style-name="T1">Ici chaque discussion de la messagerie n'a qu'une branche en particulier parce qu'il n'y a que deux interlocuteurs.</text:span></text:span></text:p>
        </text:list-item>
      </text:list>
      <text:p text:style-name="Text_20_body"><text:span text:style-name="Emphasis"><text:span text:style-name="T1">Ça simplifie et permet de rendre les deux choses proche.</text:span></text:span></text:p>
      <text:p text:style-name="Text_20_body"><text:span text:style-name="Emphasis"><text:span text:style-name="T1">J'ai indiqué le schéma pour les commentaires puisqu'ils semblent aussi reprendre cette structure de base (ce ne serait finalement qu'un fils de discussion unique attaché à un profil) même si on ne les traîte pas.</text:span></text:span></text:p>
      <text:p text:style-name="Text_20_body"><text:span text:style-name="Emphasis"><text:span text:style-name="T1"><text:s/></text:span></text:span></text:p>
      <text:p text:style-name="Text_20_body"><text:span text:style-name="Emphasis"><text:span text:style-name="T1">Il faudrait commencer à réfléchir à l'architecture sur ces deux bases : archi.ods ?</text:span></text:span></text:p>
      <text:p text:style-name="Text_20_body"><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2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011cm" fo:text-indent="0.6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cm" fo:margin-bottom="0.10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fo:font-size="11pt" fo:font-style="italic" fo:font-weight="bold" style:font-size-asian="14pt" style:font-style-asian="italic" style:font-weight-asian="normal" style:font-size-complex="14pt"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ent </meta:initial-creator>
    <meta:creation-date>2013-02-03T16:32:45</meta:creation-date>
    <dc:date>2013-02-04T19:06:48</dc:date>
    <dc:creator>florent </dc:creator>
    <meta:editing-duration>PT00H48M08S</meta:editing-duration>
    <meta:editing-cycles>3</meta:editing-cycles>
    <meta:generator>OpenOffice.org/3.2$Linux OpenOffice.org_project/320m12$Build-9483</meta:generator>
    <meta:document-statistic meta:table-count="0" meta:image-count="0" meta:object-count="0" meta:page-count="2" meta:paragraph-count="46" meta:word-count="1296" meta:character-count="7591"/>
  </office:meta>
</office:document-meta>
</file>